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C Terminal" svg:font-family="'DEC Terminal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DEC Terminal" fo:font-size="8pt" style:font-name-asian="DEC Terminal" style:font-size-asian="8pt" style:font-name-complex="DEC Terminal" style:font-size-complex="8pt"/>
    </style:style>
    <style:style style:name="P2" style:family="paragraph" style:parent-style-name="Standard">
      <style:text-properties fo:color="#000000" style:font-name="DEC Terminal" fo:font-size="10pt" style:text-underline-style="solid" style:text-underline-width="auto" style:text-underline-color="font-color" style:font-name-asian="DEC Terminal" style:font-size-asian="10pt" style:font-name-complex="DEC Terminal" style:font-size-complex="10pt"/>
    </style:style>
    <style:style style:name="P3" style:family="paragraph" style:parent-style-name="Standard">
      <style:text-properties fo:color="#000000" style:font-name="DEC Terminal" fo:font-size="9pt" style:font-name-asian="DEC Terminal" style:font-size-asian="9pt" style:font-name-complex="DEC Terminal" style:font-size-complex="9pt"/>
    </style:style>
    <style:style style:name="P4" style:family="paragraph" style:parent-style-name="Standard">
      <style:text-properties fo:font-size="9pt" style:font-size-asian="9pt" style:font-size-complex="9pt"/>
    </style:style>
    <style:style style:name="P5" style:family="paragraph" style:parent-style-name="Standard">
      <style:text-properties fo:font-size="8pt" style:font-size-asian="8pt" style:font-size-complex="8pt"/>
    </style:style>
    <style:style style:name="P6" style:family="paragraph" style:parent-style-name="Standard">
      <style:text-properties fo:font-size="12pt" style:font-size-asian="10.5pt" style:font-size-complex="12pt"/>
    </style:style>
    <style:style style:name="P7" style:family="paragraph" style:parent-style-name="Standard">
      <style:text-properties fo:font-size="12pt" style:text-underline-style="solid" style:text-underline-width="auto" style:text-underline-color="font-color" style:font-size-asian="10.5pt" style:font-size-complex="12pt"/>
    </style:style>
    <style:style style:name="P8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DEC Terminal" fo:font-size="9pt" style:font-name-asian="DEC Terminal" style:font-size-asian="9pt" style:font-name-complex="DEC Terminal" style:font-size-complex="9pt"/>
    </style:style>
    <style:style style:name="P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DEC Terminal" fo:font-size="9pt" fo:background-color="#ffff00" style:font-name-asian="DEC Terminal" style:font-size-asian="9pt" style:font-name-complex="DEC Terminal" style:font-size-complex="9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DEC Terminal" fo:font-size="8pt" style:font-name-asian="DEC Terminal" style:font-size-asian="8pt" style:font-name-complex="DEC Terminal" style:font-size-complex="8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DEC Terminal" fo:font-size="8pt" fo:background-color="#ffff00" style:font-name-asian="DEC Terminal" style:font-size-asian="8pt" style:font-name-complex="DEC Terminal" style:font-size-complex="8pt"/>
    </style:style>
    <style:style style:name="P12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font-size="9pt" style:font-size-asian="9pt" style:font-size-complex="9pt"/>
    </style:style>
    <style:style style:name="P13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style:font-size-asian="10.5pt" style:font-size-complex="12pt"/>
    </style:style>
    <style:style style:name="T1" style:family="text">
      <style:text-properties fo:color="#000000" style:font-name="DEC Terminal" style:font-name-asian="DEC Terminal" style:font-name-complex="DEC Terminal"/>
    </style:style>
    <style:style style:name="T2" style:family="text">
      <style:text-properties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</text:p>
      <text:p text:style-name="P1"/>
      <text:p text:style-name="P1">Start</text:p>
      <text:p text:style-name="P10">DEBUG: Start MailTask</text:p>
      <text:p text:style-name="P10">DEBUG: Getting Mails</text:p>
      <text:p text:style-name="P10">DEBUG: Account bai4rnpE</text:p>
      <text:p text:style-name="P10">DEBUG: getting Mails</text:p>
      <text:p text:style-name="P10">DEBUG: open Socket for Account bai4rnpE</text:p>
      <text:p text:style-name="P10">DEBUG: TCP Server: Waiting for connection - listening TCP port 11000</text:p>
      <text:p text:style-name="P10">DEBUG: socket opened for bai4rnpE on Port 11000 !</text:p>
      <text:p text:style-name="P10">DEBUG: outToServer Stream opened</text:p>
      <text:p text:style-name="P10">DEBUG: inFromServer Stream opened</text:p>
      <text:p text:style-name="P10">DEBUG: TCP Client got from Server: +OK POP3 Server Prof. Huebner ready!</text:p>
      <text:p text:style-name="P10">DEBUG: Server Welcome message: +OK POP3 Server Prof. Huebner ready!</text:p>
      <text:p text:style-name="P10">DEBUG: Server greeting ok</text:p>
      <text:p text:style-name="P10">DEBUG: test</text:p>
      <text:p text:style-name="P10">DEBUG: login for Account bai4rnpE</text:p>
      <text:p text:style-name="P10">DEBUG: TCP Client has sent the message: USER bai4rnpE</text:p>
      <text:p text:style-name="P10">DEBUG: TCP Client got from Server: +OK</text:p>
      <text:p text:style-name="P10">DEBUG: Login successful for Account bai4rnpE</text:p>
      <text:p text:style-name="P10">DEBUG: TCP Client has sent the message: PASS FpHBfTgM</text:p>
      <text:p text:style-name="P10">DEBUG: TCP Client got from Server: +OK</text:p>
      <text:p text:style-name="P10">DEBUG: Try Stat Command</text:p>
      <text:p text:style-name="P10">DEBUG: TCP Client has sent the message: List</text:p>
      <text:p text:style-name="P10">DEBUG: TCP Client got from Server: +OK 1 410</text:p>
      <text:p text:style-name="P10">DEBUG: TCP Client got from Server: 1 410</text:p>
      <text:p text:style-name="P10">DEBUG: TCP Client got from Server: .</text:p>
      <text:p text:style-name="P10">DEBUG: MailNumber: 1</text:p>
      <text:p text:style-name="P10">DEBUG: Try RETR 1 Command</text:p>
      <text:p text:style-name="P10">DEBUG: TCP Client has sent the message: RETR 1</text:p>
      <text:p text:style-name="P10">DEBUG: TCP Client got from Server: +OK 410 octets - message follows</text:p>
      <text:p text:style-name="P10">DEBUG: Save: +OK 410 octets - message follows</text:p>
      <text:p text:style-name="P10">DEBUG: TCP Client got from Server: Message-ID: &lt;5280E7A0.6020607@lab30.cpt.haw-hamburg.de&gt;</text:p>
      <text:p text:style-name="P10">DEBUG: Save: Message-ID: &lt;5280E7A0.6020607@lab30.cpt.haw-hamburg.de&gt;</text:p>
      <text:p text:style-name="P10">DEBUG: TCP Client got from Server: Date: Mon, 11 Nov 2013 15:20:16 +0100</text:p>
      <text:p text:style-name="P10">DEBUG: Save: Date: Mon, 11 Nov 2013 15:20:16 +0100</text:p>
      <text:p text:style-name="P10">DEBUG: TCP Client got from Server: From: bai4rnpE &lt;bai4rnpE@lab30.cpt.haw-hamburg.de&gt;</text:p>
      <text:p text:style-name="P10">DEBUG: Save: From: bai4rnpE &lt;bai4rnpE@lab30.cpt.haw-hamburg.de&gt;</text:p>
      <text:p text:style-name="P10">DEBUG: TCP Client got from Server: User-Agent: Mozilla/5.0 (X11; Linux x86_64; rv:17.0) Gecko/20130215 Thunderbird/17.0.3</text:p>
      <text:p text:style-name="P10">DEBUG: Save: User-Agent: Mozilla/5.0 (X11; Linux x86_64; rv:17.0) Gecko/20130215 Thunderbird/17.0.3</text:p>
      <text:p text:style-name="P10">DEBUG: TCP Client got from Server: MIME-Version: 1.0</text:p>
      <text:p text:style-name="P10">DEBUG: Save: MIME-Version: 1.0</text:p>
      <text:p text:style-name="P10">DEBUG: TCP Client got from Server: To: bai4rnpE@lab31.cpt-haw-hamburg.de</text:p>
      <text:p text:style-name="P10">DEBUG: Save: To: bai4rnpE@lab31.cpt-haw-hamburg.de</text:p>
      <text:p text:style-name="P10">DEBUG: TCP Client got from Server: Subject: test</text:p>
      <text:p text:style-name="P10">DEBUG: Save: Subject: test</text:p>
      <text:p text:style-name="P10">DEBUG: TCP Client got from Server: Content-Type: text/plain; charset=ISO-8859-1; format=flowed</text:p>
      <text:p text:style-name="P10">DEBUG: Save: Content-Type: text/plain; charset=ISO-8859-1; format=flowed</text:p>
      <text:p text:style-name="P10">DEBUG: TCP Client got from Server: Content-Transfer-Encoding: 7bit</text:p>
      <text:p text:style-name="P10">DEBUG: Save: Content-Transfer-Encoding: 7bit</text:p>
      <text:p text:style-name="P10">DEBUG: TCP Client got from Server: </text:p>
      <text:p text:style-name="P10">DEBUG: Save: </text:p>
      <text:p text:style-name="P11">DEBUG: TCP Client got from Server: abc</text:p>
      <text:p text:style-name="P11">DEBUG: Save: abc</text:p>
      <text:p text:style-name="P11">DEBUG: TCP Client got from Server: ..</text:p>
      <text:p text:style-name="P11">DEBUG: Save: .</text:p>
      <text:p text:style-name="P11">DEBUG: TCP Client got from Server: ...</text:p>
      <text:p text:style-name="P11">DEBUG: Save: ..</text:p>
      <text:p text:style-name="P11">DEBUG: TCP Client got from Server: ....</text:p>
      <text:p text:style-name="P11">DEBUG: Save: ...</text:p>
      <text:p text:style-name="P11">DEBUG: TCP Client got from Server: </text:p>
      <text:p text:style-name="P11">DEBUG: Save: </text:p>
      <text:p text:style-name="P11">DEBUG: TCP Client got from Server: </text:p>
      <text:p text:style-name="P10">DEBUG: Save: </text:p>
      <text:p text:style-name="P10">DEBUG: TCP Client got from Server: .</text:p>
      <text:p text:style-name="P10">DEBUG: Try DELE 1 Command</text:p>
      <text:p text:style-name="P10">DEBUG: TCP Client has sent the message: DELE 1</text:p>
      <text:p text:style-name="P10">DEBUG: TCP Client got from Server: +OK message 1 deleted</text:p>
      <text:p text:style-name="P10">DEBUG: Deleted Mail 1</text:p>
      <text:p text:style-name="P10">DEBUG: Try Quit Command</text:p>
      <text:p text:style-name="P10">DEBUG: TCP Client has sent the message: QUIT</text:p>
      <text:p text:style-name="P10">DEBUG: TCP Client got from Server: +OK Bye bye</text:p>
      <text:p text:style-name="P10">DEBUG: TCP Client stopped!</text:p>
      <text:p text:style-name="P10"><text:soft-page-break/>DEBUG: Account bai4rnpE</text:p>
      <text:p text:style-name="P10">DEBUG: getting Mails</text:p>
      <text:p text:style-name="P10">DEBUG: open Socket for Account bai4rnpE</text:p>
      <text:p text:style-name="P10">DEBUG: socket opened for bai4rnpE on Port 11000 !</text:p>
      <text:p text:style-name="P10">DEBUG: outToServer Stream opened</text:p>
      <text:p text:style-name="P10">DEBUG: inFromServer Stream opened</text:p>
      <text:p text:style-name="P10">DEBUG: TCP Client got from Server: +OK POP3 Server Prof. Huebner ready!</text:p>
      <text:p text:style-name="P10">DEBUG: Server Welcome message: +OK POP3 Server Prof. Huebner ready!</text:p>
      <text:p text:style-name="P10">DEBUG: Server greeting ok</text:p>
      <text:p text:style-name="P10">DEBUG: test</text:p>
      <text:p text:style-name="P10">DEBUG: login for Account bai4rnpE</text:p>
      <text:p text:style-name="P10">DEBUG: TCP Client has sent the message: USER bai4rnpE</text:p>
      <text:p text:style-name="P10">DEBUG: TCP Client got from Server: +OK</text:p>
      <text:p text:style-name="P10">DEBUG: Login successful for Account bai4rnpE</text:p>
      <text:p text:style-name="P10">DEBUG: TCP Client has sent the message: PASS FpHBfTgM</text:p>
      <text:p text:style-name="P10">DEBUG: TCP Client got from Server: +OK</text:p>
      <text:p text:style-name="P10">DEBUG: Try Stat Command</text:p>
      <text:p text:style-name="P10">DEBUG: TCP Client has sent the message: List</text:p>
      <text:p text:style-name="P10">DEBUG: TCP Client got from Server: +OK 1 404</text:p>
      <text:p text:style-name="P10">DEBUG: TCP Client got from Server: 1 404</text:p>
      <text:p text:style-name="P10">DEBUG: TCP Client got from Server: .</text:p>
      <text:p text:style-name="P10">DEBUG: MailNumber: 1</text:p>
      <text:p text:style-name="P10">DEBUG: Try RETR 1 Command</text:p>
      <text:p text:style-name="P10">DEBUG: TCP Client has sent the message: RETR 1</text:p>
      <text:p text:style-name="P10">DEBUG: TCP Client got from Server: +OK 404 octets - message follows</text:p>
      <text:p text:style-name="P10">DEBUG: Save: +OK 404 octets - message follows</text:p>
      <text:p text:style-name="P10">DEBUG: TCP Client got from Server: Message-ID: &lt;5280E7B7.4050809@lab31.cpt.haw-hamburg.de&gt;</text:p>
      <text:p text:style-name="P10">DEBUG: Save: Message-ID: &lt;5280E7B7.4050809@lab31.cpt.haw-hamburg.de&gt;</text:p>
      <text:p text:style-name="P10">DEBUG: TCP Client got from Server: Date: Mon, 11 Nov 2013 15:20:39 +0100</text:p>
      <text:p text:style-name="P10">DEBUG: Save: Date: Mon, 11 Nov 2013 15:20:39 +0100</text:p>
      <text:p text:style-name="P10">DEBUG: TCP Client got from Server: From: bai4rnpE &lt;bai4rnpE@lab31.cpt.haw-hamburg.de&gt;</text:p>
      <text:p text:style-name="P10">DEBUG: Save: From: bai4rnpE &lt;bai4rnpE@lab31.cpt.haw-hamburg.de&gt;</text:p>
      <text:p text:style-name="P10">DEBUG: TCP Client got from Server: User-Agent: Mozilla/5.0 (X11; Linux x86_64; rv:17.0) Gecko/20130215 Thunderbird/17.0.3</text:p>
      <text:p text:style-name="P10">DEBUG: Save: User-Agent: Mozilla/5.0 (X11; Linux x86_64; rv:17.0) Gecko/20130215 Thunderbird/17.0.3</text:p>
      <text:p text:style-name="P10">DEBUG: TCP Client got from Server: MIME-Version: 1.0</text:p>
      <text:p text:style-name="P10">DEBUG: Save: MIME-Version: 1.0</text:p>
      <text:p text:style-name="P10">DEBUG: TCP Client got from Server: To: bai4rnpE@lab30.cpt-haw-hamburg.de</text:p>
      <text:p text:style-name="P10">DEBUG: Save: To: bai4rnpE@lab30.cpt-haw-hamburg.de</text:p>
      <text:p text:style-name="P10">DEBUG: TCP Client got from Server: Subject: test</text:p>
      <text:p text:style-name="P10">DEBUG: Save: Subject: test</text:p>
      <text:p text:style-name="P10">DEBUG: TCP Client got from Server: Content-Type: text/plain; charset=ISO-8859-1; format=flowed</text:p>
      <text:p text:style-name="P10">DEBUG: Save: Content-Type: text/plain; charset=ISO-8859-1; format=flowed</text:p>
      <text:p text:style-name="P10">DEBUG: TCP Client got from Server: Content-Transfer-Encoding: 7bit</text:p>
      <text:p text:style-name="P10">DEBUG: Save: Content-Transfer-Encoding: 7bit</text:p>
      <text:p text:style-name="P10">DEBUG: TCP Client got from Server: </text:p>
      <text:p text:style-name="P10">DEBUG: Save: </text:p>
      <text:p text:style-name="P10">DEBUG: TCP Client got from Server: <text:span text:style-name="T2">testMail</text:span></text:p>
      <text:p text:style-name="P10">DEBUG: Save: testMail</text:p>
      <text:p text:style-name="P10">DEBUG: TCP Client got from Server: .</text:p>
      <text:p text:style-name="P10">DEBUG: Try DELE 1 Command</text:p>
      <text:p text:style-name="P10">DEBUG: TCP Client has sent the message: DELE 1</text:p>
      <text:p text:style-name="P10">DEBUG: TCP Client got from Server: +OK message 1 deleted</text:p>
      <text:p text:style-name="P10">DEBUG: Deleted Mail 1</text:p>
      <text:p text:style-name="P10">DEBUG: Try Quit Command</text:p>
      <text:p text:style-name="P10">DEBUG: TCP Client has sent the message: QUIT</text:p>
      <text:p text:style-name="P10">DEBUG: TCP Client got from Server: +OK Bye bye</text:p>
      <text:p text:style-name="P10">DEBUG: TCP Client stopped!</text:p>
      <text:p text:style-name="P5"><text:line-break/></text:p>
      <text:p text:style-name="Horizontal_20_Line"/>
      <text:p text:style-name="P3">Start</text:p>
      <text:p text:style-name="P8">DEBUG: Start MailTask</text:p>
      <text:p text:style-name="P8">DEBUG: Getting Mails</text:p>
      <text:p text:style-name="P8">DEBUG: Account bai4rnpE</text:p>
      <text:p text:style-name="P8">DEBUG: getting Mails</text:p>
      <text:p text:style-name="P8">DEBUG: open Socket for Account bai4rnpE</text:p>
      <text:p text:style-name="P8">DEBUG: TCP Server: Waiting for connection - listening TCP port 11000</text:p>
      <text:p text:style-name="P8">DEBUG: socket opened for bai4rnpE on Port 11000 !</text:p>
      <text:p text:style-name="P8">DEBUG: outToServer Stream opened</text:p>
      <text:p text:style-name="P8">DEBUG: inFromServer Stream opened</text:p>
      <text:p text:style-name="P8">DEBUG: TCP Client got from Server: +OK POP3 Server Prof. Huebner ready!</text:p>
      <text:p text:style-name="P8"><text:soft-page-break/>DEBUG: Server Welcome message: +OK POP3 Server Prof. Huebner ready!</text:p>
      <text:p text:style-name="P8">DEBUG: Server greeting ok</text:p>
      <text:p text:style-name="P8">DEBUG: test</text:p>
      <text:p text:style-name="P8">DEBUG: login for Account bai4rnpE</text:p>
      <text:p text:style-name="P8">DEBUG: TCP Client has sent the message: USER bai4rnpE</text:p>
      <text:p text:style-name="P8">DEBUG: TCP Client got from Server: +OK</text:p>
      <text:p text:style-name="P8">DEBUG: Login successful for Account bai4rnpE</text:p>
      <text:p text:style-name="P8">DEBUG: TCP Client has sent the message: PASS FpHBfTgM</text:p>
      <text:p text:style-name="P8">DEBUG: TCP Client got from Server: +OK</text:p>
      <text:p text:style-name="P8">DEBUG: Try Stat Command</text:p>
      <text:p text:style-name="P8">DEBUG: TCP Client has sent the message: List</text:p>
      <text:p text:style-name="P8">DEBUG: TCP Client got from Server: +OK 0 0</text:p>
      <text:p text:style-name="P8">DEBUG: TCP Client got from Server: .</text:p>
      <text:p text:style-name="P8">DEBUG: Try Quit Command</text:p>
      <text:p text:style-name="P8">DEBUG: TCP Client has sent the message: QUIT</text:p>
      <text:p text:style-name="P8">DEBUG: TCP Client got from Server: +OK Bye bye</text:p>
      <text:p text:style-name="P8">DEBUG: TCP Client stopped!</text:p>
      <text:p text:style-name="P8">DEBUG: Account bai4rnpE</text:p>
      <text:p text:style-name="P8">DEBUG: getting Mails</text:p>
      <text:p text:style-name="P8">DEBUG: open Socket for Account bai4rnpE</text:p>
      <text:p text:style-name="P8">DEBUG: socket opened for bai4rnpE on Port 11000 !</text:p>
      <text:p text:style-name="P8">DEBUG: outToServer Stream opened</text:p>
      <text:p text:style-name="P8">DEBUG: inFromServer Stream opened</text:p>
      <text:p text:style-name="P8">DEBUG: TCP Client got from Server: +OK POP3 Server Prof. Huebner ready!</text:p>
      <text:p text:style-name="P8">DEBUG: Server Welcome message: +OK POP3 Server Prof. Huebner ready!</text:p>
      <text:p text:style-name="P8">DEBUG: Server greeting ok</text:p>
      <text:p text:style-name="P8">DEBUG: test</text:p>
      <text:p text:style-name="P8">DEBUG: login for Account bai4rnpE</text:p>
      <text:p text:style-name="P8">DEBUG: TCP Client has sent the message: USER bai4rnpE</text:p>
      <text:p text:style-name="P8">DEBUG: TCP Client got from Server: +OK</text:p>
      <text:p text:style-name="P8">DEBUG: Login successful for Account bai4rnpE</text:p>
      <text:p text:style-name="P8">DEBUG: TCP Client has sent the message: PASS FpHBfTgM</text:p>
      <text:p text:style-name="P8">DEBUG: TCP Client got from Server: +OK</text:p>
      <text:p text:style-name="P8">DEBUG: Try Stat Command</text:p>
      <text:p text:style-name="P8">DEBUG: TCP Client has sent the message: List</text:p>
      <text:p text:style-name="P8">DEBUG: TCP Client got from Server: +OK 0 0</text:p>
      <text:p text:style-name="P8">DEBUG: TCP Client got from Server: .</text:p>
      <text:p text:style-name="P8">DEBUG: Try Quit Command</text:p>
      <text:p text:style-name="P8">DEBUG: TCP Client has sent the message: QUIT</text:p>
      <text:p text:style-name="P8">DEBUG: TCP Client got from Server: +OK Bye bye</text:p>
      <text:p text:style-name="P8">DEBUG: TCP Client stopped!</text:p>
      <text:p text:style-name="P8">DEBUG: TCP Server: Waiting for connection - listening TCP port 11000</text:p>
      <text:p text:style-name="P8">DEBUG: TCP Server Thread 1 is running until QUIT is received!</text:p>
      <text:p text:style-name="P8">DEBUG: TCP Server Thread 1 has written the message: +OK Hello Client 141.22.27.106</text:p>
      <text:p text:style-name="P8">DEBUG: TCP Server Thread detected job: CAPA</text:p>
      <text:p text:style-name="P8">DEBUG: Got Message CAPA</text:p>
      <text:p text:style-name="P8">DEBUG: Compute Command CAPA</text:p>
      <text:p text:style-name="P8">DEBUG: TCP Server Thread 1 has written the message: -ERR unknown command</text:p>
      <text:p text:style-name="P8">DEBUG: TCP Server Thread detected job: USER collector</text:p>
      <text:p text:style-name="P8">DEBUG: Got Message USER collector</text:p>
      <text:p text:style-name="P8">DEBUG: Compute Command USER</text:p>
      <text:p text:style-name="P9">DEBUG: execute Method checkUser for USER collector</text:p>
      <text:p text:style-name="P9">DEBUG: TCP Server Thread 1 has written the message: +OK</text:p>
      <text:p text:style-name="P9">DEBUG: TCP Server Thread detected job: PASS 123</text:p>
      <text:p text:style-name="P9">DEBUG: Got Message PASS 123</text:p>
      <text:p text:style-name="P9">DEBUG: Compute Command PASS</text:p>
      <text:p text:style-name="P9">DEBUG: execute Method checkPass for PASS 123</text:p>
      <text:p text:style-name="P9">DEBUG: TCP Server Thread 1 has written the message: +OK User collector logged in</text:p>
      <text:p text:style-name="P8">DEBUG: TCP Server Thread detected job: STAT</text:p>
      <text:p text:style-name="P8">DEBUG: Got Message STAT</text:p>
      <text:p text:style-name="P8">DEBUG: Compute Command STAT</text:p>
      <text:p text:style-name="P8">DEBUG: mailFile mail_storage/1384179671880.txt</text:p>
      <text:p text:style-name="P8">DEBUG: FileSize 443</text:p>
      <text:p text:style-name="P8">DEBUG: mailFile mail_storage/1384179672281.txt</text:p>
      <text:p text:style-name="P8">DEBUG: FileSize 437</text:p>
      <text:p text:style-name="P8"><text:soft-page-break/>DEBUG: TCP Server Thread 1 has written the message: +OK 2 880</text:p>
      <text:p text:style-name="P8">DEBUG: TCP Server Thread detected job: LIST</text:p>
      <text:p text:style-name="P8">DEBUG: Got Message LIST</text:p>
      <text:p text:style-name="P8">DEBUG: Compute Command LIST</text:p>
      <text:p text:style-name="P8">DEBUG: TCP Server Thread 1 has written the message: +OK List follows</text:p>
      <text:p text:style-name="P8">DEBUG: mailFile mail_storage/1384179671880.txt</text:p>
      <text:p text:style-name="P8">DEBUG: FileSize 443</text:p>
      <text:p text:style-name="P8">DEBUG: TCP Server Thread 1 has written the message: 1 443</text:p>
      <text:p text:style-name="P8">DEBUG: mailFile mail_storage/1384179672281.txt</text:p>
      <text:p text:style-name="P8">DEBUG: FileSize 437</text:p>
      <text:p text:style-name="P8">DEBUG: TCP Server Thread 1 has written the message: 2 437</text:p>
      <text:p text:style-name="P8">DEBUG: TCP Server Thread 1 has written the message: .</text:p>
      <text:p text:style-name="P8">DEBUG: TCP Server Thread detected job: UIDL</text:p>
      <text:p text:style-name="P8">DEBUG: Got Message UIDL</text:p>
      <text:p text:style-name="P8">DEBUG: Compute Command UIDL</text:p>
      <text:p text:style-name="P8">DEBUG: TCP Server Thread 1 has written the message: +OK</text:p>
      <text:p text:style-name="P8">DEBUG: TCP Server Thread 1 has written the message: 1 1384179671880.txt</text:p>
      <text:p text:style-name="P8">DEBUG: TCP Server Thread 1 has written the message: 2 1384179672281.txt</text:p>
      <text:p text:style-name="P8">DEBUG: TCP Server Thread 1 has written the message: .</text:p>
      <text:p text:style-name="P8">DEBUG: TCP Server Thread detected job: RETR 1</text:p>
      <text:p text:style-name="P8">DEBUG: Got Message RETR 1</text:p>
      <text:p text:style-name="P8">DEBUG: Compute Command RETR</text:p>
      <text:p text:style-name="P8">DEBUG: Mail [+OK 410 octets - message follows, Message-ID: &lt;5280E7A0.6020607@lab30.cpt.haw-hamburg.de&gt;, Date: Mon, 11 Nov 2013 15:20:16 +0100, From: bai4rnpE &lt;bai4rnpE@lab30.cpt.haw-hamburg.de&gt;, User-Agent: Mozilla/5.0 (X11; Linux x86_64; rv:17.0) Gecko/20130215 Thunderbird/17.0.3, MIME-Version: 1.0, To: bai4rnpE@lab31.cpt-haw-hamburg.de, Subject: test, Content-Type: text/plain; charset=ISO-8859-1; format=flowed, Content-Transfer-Encoding: 7bit, , abc, ., .., ..., , ]</text:p>
      <text:p text:style-name="P8">DEBUG: TCP Server Thread 1 has written the message: +OK message follows</text:p>
      <text:p text:style-name="P8">DEBUG: TCP Server Thread 1 has written the message: +OK 410 octets - message follows</text:p>
      <text:p text:style-name="P8">DEBUG: TCP Server Thread 1 has written the message: Message-ID: &lt;5280E7A0.6020607@lab30.cpt.haw-hamburg.de&gt;</text:p>
      <text:p text:style-name="P8">DEBUG: TCP Server Thread 1 has written the message: Date: Mon, 11 Nov 2013 15:20:16 +0100</text:p>
      <text:p text:style-name="P8">DEBUG: TCP Server Thread 1 has written the message: From: bai4rnpE &lt;bai4rnpE@lab30.cpt.haw-hamburg.de&gt;</text:p>
      <text:p text:style-name="P8">DEBUG: TCP Server Thread 1 has written the message: User-Agent: Mozilla/5.0 (X11; Linux x86_64; rv:17.0) Gecko/20130215 Thunderbird/17.0.3</text:p>
      <text:p text:style-name="P8">DEBUG: TCP Server Thread 1 has written the message: MIME-Version: 1.0</text:p>
      <text:p text:style-name="P8">DEBUG: TCP Server Thread 1 has written the message: To: bai4rnpE@lab31.cpt-haw-hamburg.de</text:p>
      <text:p text:style-name="P8">DEBUG: TCP Server Thread 1 has written the message: Subject: test</text:p>
      <text:p text:style-name="P8">DEBUG: TCP Server Thread 1 has written the message: Content-Type: text/plain; charset=ISO-8859-1; format=flowed</text:p>
      <text:p text:style-name="P8">DEBUG: TCP Server Thread 1 has written the message: Content-Transfer-Encoding: 7bit</text:p>
      <text:p text:style-name="P8">DEBUG: TCP Server Thread 1 has written the message: </text:p>
      <text:p text:style-name="P8">DEBUG: TCP Server Thread 1 has written the message: abc</text:p>
      <text:p text:style-name="P8">DEBUG: TCP Server Thread 1 has written the message: ..</text:p>
      <text:p text:style-name="P8">DEBUG: TCP Server Thread 1 has written the message: ...</text:p>
      <text:p text:style-name="P8">DEBUG: TCP Server Thread 1 has written the message: ....</text:p>
      <text:p text:style-name="P8">DEBUG: TCP Server Thread 1 has written the message: </text:p>
      <text:p text:style-name="P8">DEBUG: TCP Server Thread 1 has written the message: </text:p>
      <text:p text:style-name="P8">DEBUG: TCP Server Thread 1 has written the message: .</text:p>
      <text:p text:style-name="P8">DEBUG: TCP Server Thread detected job: RETR 2</text:p>
      <text:p text:style-name="P8">DEBUG: Got Message RETR 2</text:p>
      <text:p text:style-name="P8">DEBUG: Compute Command RETR</text:p>
      <text:p text:style-name="P8">DEBUG: Mail [+OK 404 octets - message follows, Message-ID: &lt;5280E7B7.4050809@lab31.cpt.haw-hamburg.de&gt;, Date: Mon, 11 Nov 2013 15:20:39 +0100, From: bai4rnpE &lt;bai4rnpE@lab31.cpt.haw-hamburg.de&gt;, User-Agent: Mozilla/5.0 (X11; Linux x86_64; rv:17.0) Gecko/20130215 Thunderbird/17.0.3, MIME-Version: 1.0, To: bai4rnpE@lab30.cpt-haw-hamburg.de, Subject: test, Content-Type: text/plain; charset=ISO-8859-1; format=flowed, Content-Transfer-Encoding: 7bit, , testMail]</text:p>
      <text:p text:style-name="P8">DEBUG: TCP Server Thread 1 has written the message: +OK message follows</text:p>
      <text:p text:style-name="P8">DEBUG: TCP Server Thread 1 has written the message: +OK 404 octets - message follows</text:p>
      <text:p text:style-name="P8">DEBUG: TCP Server Thread 1 has written the message: Message-ID: &lt;5280E7B7.4050809@lab31.cpt.haw-hamburg.de&gt;</text:p>
      <text:p text:style-name="P8">DEBUG: TCP Server Thread 1 has written the message: Date: Mon, 11 Nov 2013 15:20:39 +0100</text:p>
      <text:p text:style-name="P8">DEBUG: TCP Server Thread 1 has written the message: From: bai4rnpE &lt;bai4rnpE@lab31.cpt.haw-hamburg.de&gt;</text:p>
      <text:p text:style-name="P8">DEBUG: TCP Server Thread 1 has written the message: User-Agent: Mozilla/5.0 (X11; Linux x86_64; rv:17.0) Gecko/20130215 Thunderbird/17.0.3</text:p>
      <text:p text:style-name="P8">DEBUG: TCP Server Thread 1 has written the message: MIME-Version: 1.0</text:p>
      <text:p text:style-name="P8"><text:soft-page-break/>DEBUG: TCP Server Thread 1 has written the message: To: bai4rnpE@lab30.cpt-haw-hamburg.de</text:p>
      <text:p text:style-name="P8">DEBUG: TCP Server Thread 1 has written the message: Subject: test</text:p>
      <text:p text:style-name="P8">DEBUG: TCP Server Thread 1 has written the message: Content-Type: text/plain; charset=ISO-8859-1; format=flowed</text:p>
      <text:p text:style-name="P8">DEBUG: TCP Server Thread 1 has written the message: Content-Transfer-Encoding: 7bit</text:p>
      <text:p text:style-name="P8">DEBUG: TCP Server Thread 1 has written the message: </text:p>
      <text:p text:style-name="P8">DEBUG: TCP Server Thread 1 has written the message: testMail</text:p>
      <text:p text:style-name="P8">DEBUG: TCP Server Thread 1 has written the message: .</text:p>
      <text:p text:style-name="P8">DEBUG: TCP Server Thread detected job: QUIT</text:p>
      <text:p text:style-name="P8">DEBUG: Got Message QUIT</text:p>
      <text:p text:style-name="P8">DEBUG: Compute Command QUIT</text:p>
      <text:p text:style-name="P8">DEBUG: TCP Server Thread 1 has written the message: +OK</text:p>
      <text:p text:style-name="P12"><text:span text:style-name="T1">DEBUG: TCP Server Thread 1 stopped!</text:span></text:p>
      <text:p text:style-name="P13">Mail 1:</text:p>
      <text:p text:style-name="P6"/>
      <text:p text:style-name="P6">+OK 410 octets - message follows</text:p>
      <text:p text:style-name="P6">Message-ID: &lt;5280E7A0.6020607@lab30.cpt.haw-hamburg.de&gt;</text:p>
      <text:p text:style-name="P6">Date: Mon, 11 Nov 2013 15:20:16 +0100</text:p>
      <text:p text:style-name="P6">From: bai4rnpE &lt;bai4rnpE@lab30.cpt.haw-hamburg.de&gt;</text:p>
      <text:p text:style-name="P6">User-Agent: Mozilla/5.0 (X11; Linux x86_64; rv:17.0) Gecko/20130215 Thunderbird/17.0.3</text:p>
      <text:p text:style-name="P6">MIME-Version: 1.0</text:p>
      <text:p text:style-name="P6">To: bai4rnpE@lab31.cpt-haw-hamburg.de</text:p>
      <text:p text:style-name="P6">Subject: test</text:p>
      <text:p text:style-name="P6">Content-Type: text/plain; charset=ISO-8859-1; format=flowed</text:p>
      <text:p text:style-name="P6">Content-Transfer-Encoding: 7bit</text:p>
      <text:p text:style-name="P6"/>
      <text:p text:style-name="P6">abc</text:p>
      <text:p text:style-name="P6">.</text:p>
      <text:p text:style-name="P6">..</text:p>
      <text:p text:style-name="P6">...</text:p>
      <text:p text:style-name="P6"/>
      <text:p text:style-name="P6"/>
      <text:p text:style-name="P6"/>
      <text:p text:style-name="P7">Mail 2:</text:p>
      <text:p text:style-name="P6"/>
      <text:p text:style-name="P6">+OK 404 octets - message follows</text:p>
      <text:p text:style-name="P6">Message-ID: &lt;5280E7B7.4050809@lab31.cpt.haw-hamburg.de&gt;</text:p>
      <text:p text:style-name="P6">Date: Mon, 11 Nov 2013 15:20:39 +0100</text:p>
      <text:p text:style-name="P6">From: bai4rnpE &lt;bai4rnpE@lab31.cpt.haw-hamburg.de&gt;</text:p>
      <text:p text:style-name="P6">User-Agent: Mozilla/5.0 (X11; Linux x86_64; rv:17.0) Gecko/20130215 Thunderbird/17.0.3</text:p>
      <text:p text:style-name="P6">MIME-Version: 1.0</text:p>
      <text:p text:style-name="P6">To: bai4rnpE@lab30.cpt-haw-hamburg.de</text:p>
      <text:p text:style-name="P6">Subject: test</text:p>
      <text:p text:style-name="P6">Content-Type: text/plain; charset=ISO-8859-1; format=flowed</text:p>
      <text:p text:style-name="P6">Content-Transfer-Encoding: 7bit</text:p>
      <text:p text:style-name="P6"/>
      <text:p text:style-name="P6">testMa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DEC Terminal" svg:font-family="'DEC Terminal'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Nimbus Sans L1" style:font-size-asian="10.5pt" style:language-asian="zh" style:country-asian="CN" style:font-name-complex="Nimbus Sans 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size="14pt" style:font-name-asian="Nimbus Sans L1" style:font-size-asian="14pt" style:font-name-complex="Nimbus Sans 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1T15:05:15</meta:creation-date>
    <dc:date>2013-11-11T15:44:37</dc:date>
    <meta:editing-duration>PT9M1S</meta:editing-duration>
    <meta:editing-cycles>2</meta:editing-cycles>
    <meta:generator>LibreOffice/3.5$Linux_X86_64 LibreOffice_project/350m1$Build-413</meta:generator>
    <meta:document-statistic meta:table-count="0" meta:image-count="0" meta:object-count="0" meta:page-count="6" meta:paragraph-count="298" meta:word-count="2089" meta:character-count="14304" meta:non-whitespace-character-count="12499"/>
  </office:meta>
</office:document-meta>
</file>